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ora" svg:font-family="Lora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 Sans" svg:font-family="'Open Sans'" style:font-family-generic="swiss" style:font-pitch="variable"/>
    <style:font-face style:name="Open Sans1" svg:font-family="'Open Sans'" style:font-adornments="Condensed Regular" style:font-family-generic="swiss" style:font-pitch="variable"/>
    <style:font-face style:name="Open Sans2" svg:font-family="'Open Sans'" style:font-adornments="Regular" style:font-family-generic="swiss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re" style:master-page-name="page_20_CV">
      <style:paragraph-properties style:page-number="auto"/>
      <style:text-properties fo:font-weight="normal" style:font-weight-asian="normal" style:font-weight-complex="normal"/>
    </style:style>
    <style:style style:name="P2" style:family="paragraph" style:parent-style-name="Adresses">
      <style:text-properties fo:font-weight="normal" officeooo:paragraph-rsid="0038ce99" style:font-weight-asian="normal" style:font-weight-complex="normal"/>
    </style:style>
    <style:style style:name="P3" style:family="paragraph" style:parent-style-name="Categorie">
      <style:text-properties fo:font-weight="normal" style:font-weight-asian="normal" style:font-weight-complex="normal"/>
    </style:style>
    <style:style style:name="P4" style:family="paragraph" style:parent-style-name="Date">
      <style:text-properties fo:font-weight="normal" officeooo:paragraph-rsid="00254641" style:font-weight-asian="normal" style:font-weight-complex="normal"/>
    </style:style>
    <style:style style:name="P5" style:family="paragraph" style:parent-style-name="Date">
      <style:text-properties fo:font-weight="normal" officeooo:paragraph-rsid="00258bef" style:font-weight-asian="normal" style:font-weight-complex="normal"/>
    </style:style>
    <style:style style:name="P6" style:family="paragraph" style:parent-style-name="Date">
      <style:text-properties fo:font-weight="normal" officeooo:paragraph-rsid="002c7470" style:font-weight-asian="normal" style:font-weight-complex="normal"/>
    </style:style>
    <style:style style:name="P7" style:family="paragraph" style:parent-style-name="Categorie">
      <style:text-properties fo:font-weight="normal" officeooo:paragraph-rsid="00254641" style:font-weight-asian="normal" style:font-weight-complex="normal"/>
    </style:style>
    <style:style style:name="P8" style:family="paragraph" style:parent-style-name="Date">
      <style:text-properties fo:font-weight="normal" style:font-weight-asian="normal" style:font-weight-complex="normal"/>
    </style:style>
    <style:style style:name="P9" style:family="paragraph" style:parent-style-name="Date">
      <style:text-properties fo:font-weight="normal" officeooo:paragraph-rsid="0028d97a" style:font-weight-asian="normal" style:font-weight-complex="normal"/>
    </style:style>
    <style:style style:name="P10" style:family="paragraph" style:parent-style-name="Date">
      <style:text-properties fo:font-weight="normal" officeooo:paragraph-rsid="002a22b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officeooo:rsid="0022c823" style:font-weight-asian="normal" style:font-weight-complex="normal"/>
    </style:style>
    <style:style style:name="T4" style:family="text">
      <style:text-properties fo:font-weight="normal" officeooo:rsid="002819a5" style:font-weight-asian="normal" style:font-weight-complex="normal"/>
    </style:style>
    <style:style style:name="T5" style:family="text">
      <style:text-properties fo:font-weight="normal" officeooo:rsid="0024c2e0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officeooo:rsid="0022c823" style:font-style-asian="normal" style:font-style-complex="normal"/>
    </style:style>
    <style:style style:name="T9" style:family="text">
      <style:text-properties fo:font-style="italic" officeooo:rsid="00254641" style:font-style-asian="italic" style:font-style-complex="italic"/>
    </style:style>
    <style:style style:name="T10" style:family="text">
      <style:text-properties fo:font-style="normal" officeooo:rsid="00258bef" style:font-style-asian="normal" style:font-style-complex="normal"/>
    </style:style>
    <style:style style:name="T11" style:family="text">
      <style:text-properties fo:font-style="normal" officeooo:rsid="0024c2e0" style:font-style-asian="normal" style:font-style-complex="normal"/>
    </style:style>
    <style:style style:name="T12" style:family="text">
      <style:text-properties officeooo:rsid="0038e3a3"/>
    </style:style>
    <style:style style:name="T13" style:family="text">
      <style:text-properties officeooo:rsid="00254641"/>
    </style:style>
    <style:style style:name="T14" style:family="text">
      <style:text-properties officeooo:rsid="0028d97a"/>
    </style:style>
    <style:style style:name="T15" style:family="text">
      <style:text-properties officeooo:rsid="002a22b2"/>
    </style:style>
    <style:style style:name="T16" style:family="text">
      <style:text-properties officeooo:rsid="00350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my Praz</text:p>
      <text:p text:style-name="P2">remy.praz@gmail.com<text:line-break/>remypraz.com<text:line-break/>+41 77 478 26 03</text:p>
      <text:p text:style-name="P3">Employment</text:p>
      <text:p text:style-name="Date"><text:span text:style-name="T1">·<text:tab/></text:span><text:span text:style-name="Place">Garda Capital Partners</text:span><text:span text:style-name="T1">, Geneva, Switzerland. <text:tab/></text:span><text:span text:style-name="Period">Feb 2022 – present</text:span><text:span text:style-name="T1"><text:line-break/></text:span><text:span text:style-name="T2">Quantitative Analyst. </text:span><text:span text:style-name="T3">Front office and library development. </text:span><text:span text:style-name="T4">L</text:span><text:span text:style-name="T5">inear </text:span><text:span text:style-name="T3">rates </text:span><text:span text:style-name="T4">products.</text:span></text:p>
      <text:p text:style-name="P4"><text:span text:style-name="T6">·<text:tab/></text:span><text:span text:style-name="Place">Danske Bank,</text:span> Copenhagen, Denmark. <text:tab/><text:span text:style-name="T7">May 2017 – Jan 2022</text:span><text:line-break/><text:span text:style-name="T6">Quantitative Analyst. </text:span><text:span text:style-name="T8">Front office and library development. <text:s/>FX and equity derivatives.</text:span></text:p>
      <text:p text:style-name="P4">·<text:tab/><text:span text:style-name="Place">Copenhagen Business School (CBS)</text:span>, Denmark. <text:tab/><text:span text:style-name="T7">Sep 2014 – May 2018. </text:span><text:span text:style-name="T9">L</text:span><text:span text:style-name="T7">eave from May 2017</text:span><text:line-break/>Assistant Professor of Finance. <text:span text:style-name="T6">Research </text:span><text:span text:style-name="T10">on</text:span><text:span text:style-name="T6"> Market frictions. Teaching </text:span><text:span text:style-name="T10">on </text:span><text:span text:style-name="T6">Derivatives.</text:span></text:p>
      <text:p text:style-name="P5">·<text:tab/><text:span text:style-name="Place">SunGard BancWare</text:span>, Winterthur, Switzerland. <text:tab/><text:span text:style-name="T7">May 2008 – Aug 2009</text:span><text:line-break/>Quantitative Developer. <text:span text:style-name="T6">Development </text:span><text:span text:style-name="T11">for </text:span><text:span text:style-name="T6">an Asset-Liability Management solution.</text:span></text:p>
      <text:p text:style-name="P5">·<text:tab/><text:span text:style-name="Place">OptionMetrics, LLC</text:span>, New York, NY USA. <text:tab/><text:span text:style-name="T7">Jun 2006 – Sep 2006</text:span><text:line-break/>Intern. <text:span text:style-name="T6">Forecasting implied volatility surfaces for equities.</text:span></text:p>
      <text:p text:style-name="P3">Education</text:p>
      <text:p text:style-name="P6">·<text:tab/><text:span text:style-name="Place">Swiss Federal Institute of Technology Lausanne (EPFL),</text:span> Switzerland. <text:tab/><text:span text:style-name="T7">Sep 2009 – Aug 2014</text:span><text:line-break/>Ph.D. in Finance at the Swiss Finance Institute, <text:line-break/><text:span text:style-name="T12">Thesis a</text:span><text:span text:style-name="T13">dvisor</text:span>: S. Malamud. <text:span text:style-name="T13">Thesis in theoretical asset pricing.</text:span><text:line-break/>Spring 2013 as a visiting scholar at <text:span text:style-name="Place">Berkeley-Haas</text:span>.</text:p>
      <text:p text:style-name="P6">·<text:tab/><text:span text:style-name="Place">Swiss Federal Institute of Technology Zurich (ETH)</text:span>, Switzerland. <text:tab/><text:span text:style-name="T7">Oct 2006 – Mar 2008</text:span><text:line-break/>M.Sc. in Mathematics <text:span text:style-name="T7">with distinction, <text:line-break/></text:span>Thesis advisor: Ph. Schönbucher. <text:span text:style-name="T13">Thesis on optimal control.</text:span></text:p>
      <text:p text:style-name="P6">·<text:tab/><text:span text:style-name="Place">Swiss Federal Institute of Technology Lausanne (EPFL)</text:span>, Switzerland.<text:tab/><text:span text:style-name="T7">Oct 2003 – Sep 2006</text:span><text:line-break/>B.Sc. in Mathematics.<text:line-break/>2005 – 2006 as an exchange student at <text:span text:style-name="Place">Carnegie Mellon (Pittsburgh)</text:span>.</text:p>
      <text:p text:style-name="P7">Publication</text:p>
      <text:p text:style-name="P4">·<text:tab/><text:span text:style-name="Place">Asset Price Dynamics with Limited Attention, </text:span><text:span text:style-name="Place"><text:span text:style-name="T6">Review of Financial Studies</text:span></text:span><text:span text:style-name="Place"><text:span text:style-name="T7"> </text:span></text:span><text:span text:style-name="Place">(2021)</text:span>, with Terrence Hendershott, Albert Menkveld, and Mark Seasholes.</text:p>
      <text:p text:style-name="P3">Honors and Awards</text:p>
      <text:p text:style-name="P8">·<text:tab/>Fidessa Doctoral Student Award for outstanding research (2013)</text:p>
      <text:p text:style-name="P8">·<text:tab/>Best Teaching Assistant Award, M.Sc. in Financial Engineering, EPFL (2013)</text:p>
      <text:p text:style-name="P9">·<text:tab/>Swiss Finance Institute Best Paper Doctoral Award (2011) <text:span text:style-name="T14">and </text:span>Best Discussant Award (2013)</text:p>
      <text:p text:style-name="P3">Seminars and Conference Presentations</text:p>
      <text:p text:style-name="P9">·<text:tab/><text:span text:style-name="T14">About 40 presentations and discussions between 2011 and 2016. Including at Banque de France, Paris Dauphine, ETH Zurich, University of Geneva (Finance), </text:span>HEC Paris, London School of Economics (statistics), University of Rochester (Simon), Stanford GSB.</text:p>
      <text:p text:style-name="P3">Teaching</text:p>
      <text:p text:style-name="P8">·<text:tab/>Derivatives and Fixed Income (CBS, 2015, 2016, 2017)</text:p>
      <text:p text:style-name="P8">·<text:tab/><text:span text:style-name="T15">As a teaching assistant: </text:span>Advanced Derivatives (for A. Trolle, 2013, EPFL), Investments (A. Trolle, Spring 2012, EPFL), Stochastic Calculus I (S. Malamud, 2010-2012, EPFL), Calculus I (for M. Brodmann, in German, 2007, U. of Zurich)</text:p>
      <text:p text:style-name="P3">Miscellaneous </text:p>
      <text:p text:style-name="P8">·<text:tab/>Swiss (M), married, one daughter (b. 2015), one son (b. 2017).</text:p>
      <text:p text:style-name="P10">·<text:tab/><text:span text:style-name="T16">Programming at work </text:span>with C++, C#, Python, <text:span text:style-name="T15">VBA</text:span>.</text:p>
      <text:p text:style-name="P8">·<text:tab/>Native in French; fluent in English and German; <text:span text:style-name="T15">elementary </text:span>Danis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ora" svg:font-family="Lora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 Sans" svg:font-family="'Open Sans'" style:font-family-generic="swiss" style:font-pitch="variable"/>
    <style:font-face style:name="Open Sans1" svg:font-family="'Open Sans'" style:font-adornments="Condensed Regular" style:font-family-generic="swiss" style:font-pitch="variable"/>
    <style:font-face style:name="Open Sans2" svg:font-family="'Open Sans'" style:font-adornments="Regular" style:font-family-generic="swiss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center" style:justify-single-word="false"/>
      <style:text-properties style:font-name="Courier New" fo:font-family="'Courier New'" style:font-style-name="Normal" style:font-family-generic="modern" style:font-pitch="fixed" fo:font-size="11pt" fo:font-weight="normal" style:font-size-asian="24pt" style:font-weight-asian="bold" style:font-size-complex="2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1" style:font-family-complex="Tahoma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pitch-asian="variable" style:font-size-asian="10pt" style:font-weight-asian="bold" style:font-name-complex="Tahoma1" style:font-family-complex="Tahoma" style:font-pitch-complex="variable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style:font-name="Open Sans2" fo:font-family="'Open Sans'" style:font-style-name="Regular" style:font-family-generic="swiss" style:font-pitch="variable" fo:font-size="8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Date" style:family="paragraph" style:parent-style-name="Standard" style:master-page-name="">
      <loext:graphic-properties draw:fill="none" draw:fill-color="#cfe7f5"/>
      <style:paragraph-properties fo:margin-left="0.6in" fo:margin-right="0in" fo:text-align="start" style:justify-single-word="false" fo:text-indent="-0.15in" style:auto-text-indent="false" style:page-number="auto" fo:background-color="transparent" style:shadow="none">
        <style:tab-stops>
          <style:tab-stop style:position="7in" style:type="right"/>
        </style:tab-stops>
      </style:paragraph-properties>
      <style:text-properties style:font-name="Lora" fo:font-family="Lora" style:font-style-name="Regular" style:font-pitch="variable" fo:font-size="10.5pt" fo:font-weight="normal" style:font-size-asian="12pt" style:font-weight-asian="normal" style:font-size-complex="12pt" style:font-weight-complex="normal"/>
    </style:style>
    <style:style style:name="Categorie" style:family="paragraph" style:parent-style-name="Standard" style:master-page-name="">
      <style:paragraph-properties fo:margin-top="0.0402in" fo:margin-bottom="0.0598in" style:contextual-spacing="false" fo:text-align="start" style:justify-single-word="false" style:page-number="auto" fo:padding="0in" fo:border-left="none" fo:border-right="none" fo:border-top="none" fo:border-bottom="0.99pt solid #eeeeee" style:shadow="none">
        <style:tab-stops/>
      </style:paragraph-properties>
      <style:text-properties style:font-name="Open Sans1" fo:font-family="'Open Sans'" style:font-style-name="Condensed Regular" style:font-family-generic="swiss" style:font-pitch="variable" fo:font-size="13pt"/>
    </style:style>
    <style:style style:name="Adresses" style:family="paragraph" style:parent-style-name="Standard" style:master-page-name="">
      <style:paragraph-properties fo:margin-top="0.0201in" fo:margin-bottom="0in" style:contextual-spacing="false" fo:line-height="100%" fo:text-align="center" style:justify-single-word="false" style:page-number="auto" style:shadow="none">
        <style:tab-stops>
          <style:tab-stop style:position="7.2547in" style:type="right"/>
        </style:tab-stops>
      </style:paragraph-properties>
      <style:text-properties style:font-name="Lora" fo:font-family="Lora" style:font-style-name="Regular" style:font-pitch="variable" fo:font-size="10.5pt"/>
    </style:style>
    <style:style style:name="Titre" style:family="paragraph" style:parent-style-name="Standard">
      <style:paragraph-properties fo:text-align="center" style:justify-single-word="false" fo:padding="0in" fo:border="none" style:shadow="none">
        <style:tab-stops/>
      </style:paragraph-properties>
      <style:text-properties style:font-name="Open Sans1" fo:font-family="'Open Sans'" style:font-style-name="Condensed Regular" style:font-family-generic="swiss" style:font-pitch="variable" fo:font-size="28pt" style:font-size-asian="28pt" style:font-weight-asian="bold" style:font-size-complex="28pt" style:font-weight-complex="bold"/>
    </style:style>
    <style:style style:name="DateUpdate" style:family="paragraph" style:parent-style-name="Standard">
      <style:paragraph-properties fo:text-align="end" style:justify-single-word="false"/>
      <style:text-properties style:font-name="Roboto" fo:font-family="Roboto" style:font-style-name="Regular" style:font-pitch="variable" fo:font-size="8pt" style:font-size-asian="8pt" style:font-size-complex="8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xte" style:family="text">
      <style:text-properties style:font-name="GaramondNo8" fo:font-family="GaramondNo8" style:font-style-name="Regular" style:font-pitch="variable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itre" style:family="text">
      <style:text-properties fo:font-variant="normal" fo:text-transform="none" style:font-name="Helvetica Neue1" fo:font-family="'Helvetica Neue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Machine" style:family="text" style:parent-style-name="Titre">
      <style:text-properties fo:font-variant="normal" fo:text-transform="none" style:font-name="Helvetica Neue1" fo:font-family="'Helvetica Neue'" style:font-style-name="Regular" style:font-pitch="variable" fo:font-size="10pt" fo:font-weight="normal" style:font-size-asian="10pt" style:font-weight-asian="bold" style:font-size-complex="10pt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" style:family="text">
      <style:text-properties style:font-name="Lora" fo:font-family="Lora" style:font-style-name="Regular" style:font-pitch="variable" fo:font-size="10.5pt" fo:font-weight="600" style:font-size-asian="12pt" style:font-weight-asian="normal" style:font-size-complex="12pt" style:font-weight-complex="normal"/>
    </style:style>
    <style:style style:name="Period" style:family="text">
      <style:text-properties style:font-name="Lora" fo:font-family="Lora" style:font-style-name="Regular" style:font-pitch="variable" fo:font-size="10.5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6.6252in" style:type="right"/>
        </style:tab-stops>
      </style:paragraph-properties>
      <style:text-properties style:font-name="Helvetica Neue"/>
    </style:style>
    <style:style style:name="MP2" style:family="paragraph" style:parent-style-name="Footer">
      <style:text-properties style:font-name="Open Sans" fo:font-style="normal" style:font-style-asian="normal" style:font-style-complex="normal"/>
    </style:style>
    <style:style style:name="MP3" style:family="paragraph" style:parent-style-name="Footer">
      <style:paragraph-properties fo:text-align="end" style:justify-single-word="false">
        <style:tab-stops>
          <style:tab-stop style:position="6.6138in" style:type="right"/>
        </style:tab-stops>
      </style:paragraph-properties>
      <style:text-properties style:font-name="Helvetica Ne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38b34c"/>
    </style:style>
    <style:page-layout style:name="Mpm1">
      <style:page-layout-properties fo:page-width="8.5in" fo:page-height="11in" style:num-format="1" style:print-orientation="portrait" fo:margin-top="0.3181in" fo:margin-bottom="0.3071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2in" fo:margin-bottom="0.1972in" fo:margin-left="0.8in" fo:margin-right="0.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8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4598in" fo:margin-bottom="0.3598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1</text:page-count></text:span></text:p>
      </style:footer>
    </style:master-page>
    <style:master-page style:name="Endnote" style:page-layout-name="Mpm2" draw:style-name="Mdp2"/>
    <style:master-page style:name="HTML" style:page-layout-name="Mpm3" draw:style-name="Mdp2"/>
    <style:master-page style:name="page_20_CV" style:display-name="page CV" style:page-layout-name="Mpm4" draw:style-name="Mdp1">
      <style:footer>
        <text:p text:style-name="MP2"><text:span text:style-name="MT2">March</text:span> 202<text:span text:style-name="MT2">6</text:span></text:p>
      </style:footer>
    </style:master-page>
    <style:master-page style:name="last_20_page_20_CV" style:display-name="last page CV" style:page-layout-name="Mpm5" draw:style-name="Mdp1">
      <style:footer>
        <text:p text:style-name="MP3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meta:initial-creator>Remy Praz</meta:initial-creator>
    <meta:creation-date>2007-10-23T17:38:40</meta:creation-date>
    <dc:date>2026-03-21T16:17:59.476543000</dc:date>
    <dc:language>en-US</dc:language>
    <meta:editing-cycles>950</meta:editing-cycles>
    <meta:editing-duration>P6DT7H8M27S</meta:editing-duration>
    <meta:print-date>2026-03-20T23:32:48.409171000</meta:print-date>
    <meta:printed-by>PDF files</meta:printed-by>
    <meta:document-statistic meta:table-count="0" meta:image-count="0" meta:object-count="0" meta:page-count="1" meta:paragraph-count="30" meta:word-count="385" meta:character-count="2659" meta:non-whitespace-character-count="2282"/>
    <meta:user-defined meta:name="Info 1"/>
    <meta:user-defined meta:name="Info 2"/>
    <meta:user-defined meta:name="Info 3"/>
    <meta:user-defined meta:name="Info 4"/>
  </office:meta>
</office:document-meta>
</file>